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61e" officeooo:paragraph-rsid="0007761e"/>
    </style:style>
    <style:style style:name="P2" style:family="paragraph" style:parent-style-name="Standard">
      <style:text-properties officeooo:paragraph-rsid="0007761e"/>
    </style:style>
    <style:style style:name="P3" style:family="paragraph" style:parent-style-name="Standard">
      <style:text-properties style:text-underline-style="solid" style:text-underline-width="auto" style:text-underline-color="font-color" officeooo:rsid="0007761e" officeooo:paragraph-rsid="0007761e"/>
    </style:style>
    <style:style style:name="P4" style:family="paragraph" style:parent-style-name="Standard">
      <style:text-properties style:text-underline-style="none" officeooo:rsid="0007761e" officeooo:paragraph-rsid="0007761e"/>
    </style:style>
    <style:style style:name="P5" style:family="paragraph" style:parent-style-name="Standard">
      <style:text-properties style:text-underline-style="none" officeooo:paragraph-rsid="0007761e"/>
    </style:style>
    <style:style style:name="P6" style:family="paragraph" style:parent-style-name="Standard">
      <style:text-properties style:text-underline-style="none" officeooo:rsid="0008cd35" officeooo:paragraph-rsid="0008cd35"/>
    </style:style>
    <style:style style:name="T1" style:family="text">
      <style:text-properties officeooo:rsid="0007761e"/>
    </style:style>
    <style:style style:name="T2" style:family="text">
      <style:text-properties fo:color="#e16173"/>
    </style:style>
    <style:style style:name="T3" style:family="text">
      <style:text-properties fo:color="#e16173" officeooo:rsid="0007761e"/>
    </style:style>
    <style:style style:name="T4" style:family="text">
      <style:text-properties fo:color="#e16173" fo:font-weight="normal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officeooo:rsid="000776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cd35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7761e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08cd3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officeooo:rsid="0007761e" style:font-weight-asian="bold" style:font-weight-complex="bold"/>
    </style:style>
    <style:style style:name="T13" style:family="text">
      <style:text-properties officeooo:rsid="0008cd35"/>
    </style:style>
    <style:style style:name="T14" style:family="text">
      <style:text-properties fo:color="#acb20c" fo:font-weight="normal" style:font-weight-asian="normal" style:font-weight-complex="normal"/>
    </style:style>
    <style:style style:name="T15" style:family="text">
      <style:text-properties fo:color="#acb20c" fo:font-weight="normal" officeooo:rsid="0008cd35" style:font-weight-asian="normal" style:font-weight-complex="normal"/>
    </style:style>
    <style:style style:name="T16" style:family="text">
      <style:text-properties fo:color="#ff8000" fo:font-weight="normal" style:font-weight-asian="normal" style:font-weight-complex="normal"/>
    </style:style>
    <style:style style:name="T17" style:family="text">
      <style:text-properties fo:color="#ff8000" fo:font-weight="normal" officeooo:rsid="0008cd35" style:font-weight-asian="normal" style:font-weight-complex="normal"/>
    </style:style>
    <style:style style:name="T18" style:family="text">
      <style:text-properties fo:color="#3faf46" fo:font-weight="normal" officeooo:rsid="0008cd35" style:font-weight-asian="normal" style:font-weight-complex="normal"/>
    </style:style>
    <style:style style:name="T19" style:family="text">
      <style:text-properties fo:color="#3465a4"/>
    </style:style>
    <style:style style:name="T20" style:family="text">
      <style:text-properties fo:color="#3465a4" fo:font-weight="normal" style:font-weight-asian="normal" style:font-weight-complex="normal"/>
    </style:style>
    <style:style style:name="T21" style:family="text">
      <style:text-properties fo:color="#3465a4" fo:font-weight="normal" officeooo:rsid="0008cd35" style:font-weight-asian="normal" style:font-weight-complex="normal"/>
    </style:style>
    <style:style style:name="T22" style:family="text">
      <style:text-properties fo:color="#3465a4" officeooo:rsid="0008cd35"/>
    </style:style>
    <style:style style:name="T23" style:family="text">
      <style:text-properties fo:color="#800080" fo:font-weight="normal" style:font-weight-asian="normal" style:font-weight-complex="normal"/>
    </style:style>
    <style:style style:name="T24" style:family="text">
      <style:text-properties fo:color="#800080" fo:font-weight="normal" officeooo:rsid="0008cd3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s (Listas)</text:p>
      <text:p text:style-name="P1"/>
      <text:p text:style-name="P1">var<text:span text:style-name="T2"> lista</text:span> [<text:span text:style-name="T5">‘elemento da lista’</text:span>, <text:span text:style-name="T5">‘elemento 2 da lista’</text:span>]</text:p>
      <text:p text:style-name="P1"/>
      <text:p text:style-name="P3">Se chamar o nome da variável (lista), então ele retorna os elementos da lista. Ex:</text:p>
      <text:p text:style-name="P1"/>
      <text:p text:style-name="P2"><text:span text:style-name="T1"><text:tab/><text:tab/>&gt; var</text:span><text:span text:style-name="T3"> lista</text:span><text:span text:style-name="T1"> [</text:span><text:span text:style-name="T6">‘Mesa’</text:span><text:span text:style-name="T1">, </text:span><text:span text:style-name="T6">‘Cadeira’</text:span><text:span text:style-name="T1">]</text:span></text:p>
      <text:p text:style-name="P2"/>
      <text:p text:style-name="P1"><text:tab/><text:tab/>&gt; lista</text:p>
      <text:p text:style-name="P1"/>
      <text:p text:style-name="P1"><text:tab/><text:tab/><text:span text:style-name="T13">&lt; (2)</text:span> <text:span text:style-name="T13">[</text:span><text:span text:style-name="T22">‘</text:span><text:span text:style-name="T19">Mesa’, ‘Cadeira’</text:span><text:span text:style-name="T13">]</text:span></text:p>
      <text:p text:style-name="P1"/>
      <text:p text:style-name="P3">Se colocar o nome <text:span text:style-name="T7">length, </text:span><text:span text:style-name="T8">ele retorna a quantidade de itens da lista (no caso do exemplo, 2).</text:span></text:p>
      <text:p text:style-name="P3"><text:span text:style-name="T8"/></text:p>
      <text:p text:style-name="P4"><text:span text:style-name="T8"><text:tab/><text:tab/>&gt; length</text:span></text:p>
      <text:p text:style-name="P4"><text:span text:style-name="T8"><text:tab/><text:tab/></text:span><text:span text:style-name="T9">&lt;</text:span><text:span text:style-name="T8"> 2</text:span></text:p>
      <text:p text:style-name="P3"><text:span text:style-name="T8"/></text:p>
      <text:p text:style-name="P3"><text:span text:style-name="T8">Se colocar o termo </text:span><text:span text:style-name="T7">lista [nº do elemento], </text:span><text:span text:style-name="T8">ele retorna o nome do elemento que ocupa a correspondente posição na lista. Ex:</text:span></text:p>
      <text:p text:style-name="P3"><text:span text:style-name="T8"/></text:p>
      <text:p text:style-name="P4"><text:span text:style-name="T8"><text:tab/><text:tab/>&gt; </text:span><text:span text:style-name="T4">lista </text:span><text:span text:style-name="T8">[0]</text:span></text:p>
      <text:p text:style-name="P4"><text:span text:style-name="T8"><text:tab/><text:tab/></text:span><text:span text:style-name="T9">&lt;</text:span><text:span text:style-name="T8"> Mesa</text:span></text:p>
      <text:p text:style-name="P4"><text:span text:style-name="T8"><text:tab/><text:tab/>&gt; </text:span><text:span text:style-name="T4">lista </text:span><text:span text:style-name="T8">[1]</text:span></text:p>
      <text:p text:style-name="P4"><text:span text:style-name="T8"><text:tab/><text:tab/></text:span><text:span text:style-name="T9">&lt;</text:span><text:span text:style-name="T8"> Cadeira</text:span></text:p>
      <text:p text:style-name="P3"><text:span text:style-name="T8"/></text:p>
      <text:p text:style-name="P3"><text:span text:style-name="T8">Se pôr o termo </text:span><text:span text:style-name="T7">lista.indexOf(‘elemento da lista’), </text:span><text:span text:style-name="T8">ele retorna o nº de posição do elemento na lista.</text:span><text:span text:style-name="T9"> Ex:</text:span></text:p>
      <text:p text:style-name="P3"><text:span text:style-name="T9"/></text:p>
      <text:p text:style-name="P4"><text:span text:style-name="T9"><text:tab/><text:tab/>&gt; lista.</text:span><text:span text:style-name="T15">indexOf</text:span><text:span text:style-name="T9">(</text:span><text:span text:style-name="T17">‘Mesa’</text:span><text:span text:style-name="T9">)</text:span></text:p>
      <text:p text:style-name="P4"><text:span text:style-name="T9"><text:tab/><text:tab/>&lt; </text:span><text:span text:style-name="T24">0</text:span></text:p>
      <text:p text:style-name="P4"><text:span text:style-name="T9"><text:tab/><text:tab/>&gt; lista.</text:span><text:span text:style-name="T15">indexOf</text:span><text:span text:style-name="T9">(</text:span><text:span text:style-name="T17">‘Cadeira’</text:span><text:span text:style-name="T9">)</text:span></text:p>
      <text:p text:style-name="P4"><text:span text:style-name="T9"><text:tab/><text:tab/>&lt; </text:span><text:span text:style-name="T24">1</text:span></text:p>
      <text:p text:style-name="P3"><text:span text:style-name="T8"/></text:p>
      <text:p text:style-name="P2"><text:span text:style-name="T10">É possível alterar o nome de um ou mais elemento da lista por meio de atribuição, assim: l</text:span><text:span text:style-name="T12">ista[1] = ‘Cadeira de Balanço’</text:span><text:span text:style-name="T10">. Daí, ao puxar novamente os itens da lista sob o comando de </text:span><text:span text:style-name="T12">lista</text:span><text:span text:style-name="T10">, o elemento passa a ser descrito conforme o novo nome dado (Cadeira de Balanço). </text:span><text:span text:style-name="T11">Ex:</text:span></text:p>
      <text:p text:style-name="P2"><text:span text:style-name="T11"/></text:p>
      <text:p text:style-name="P5"><text:span text:style-name="T9"><text:tab/><text:tab/>&gt; lista [</text:span><text:span text:style-name="T18">1</text:span><text:span text:style-name="T9">] = </text:span><text:span text:style-name="T17">‘Cadeira de Balanço’</text:span><text:span text:style-name="T9">;</text:span></text:p>
      <text:p text:style-name="P5"><text:span text:style-name="T9"><text:tab/><text:tab/>&gt; lista</text:span></text:p>
      <text:p text:style-name="P5"><text:span text:style-name="T9"><text:tab/><text:tab/>&lt; (2) [</text:span><text:span text:style-name="T21">‘Mesa’, ‘Cadeira de Balanço’</text:span><text:span text:style-name="T9">]</text:span></text:p>
      <text:p text:style-name="P5"><text:span text:style-name="T9"/></text:p>
      <text:p text:style-name="P6"><text:span text:style-name="T8">Pode-se adicionar elementos à lista por meio do comando </text:span><text:span text:style-name="T7">lista.push. </text:span><text:span text:style-name="T8">Ex:</text:span></text:p>
      <text:p text:style-name="P6"><text:span text:style-name="T8"/></text:p>
      <text:p text:style-name="P6"><text:span text:style-name="T8"><text:tab/><text:tab/>&gt; lista.</text:span><text:span text:style-name="T14">push</text:span><text:span text:style-name="T8">(</text:span><text:span text:style-name="T16">‘Sofá’)</text:span><text:span text:style-name="T8">;</text:span></text:p>
      <text:p text:style-name="P6"><text:span text:style-name="T8"><text:tab/><text:tab/>&lt; </text:span><text:span text:style-name="T23">3</text:span></text:p>
      <text:p text:style-name="P6"><text:span text:style-name="T8"><text:tab/><text:tab/>&gt; lista</text:span></text:p>
      <text:p text:style-name="P6"><text:span text:style-name="T8"><text:tab/><text:tab/>&lt; (3) [</text:span><text:span text:style-name="T20">‘Mesa’, ‘Cadeira de Balanço’, ‘Sofá’</text:span><text:span text:style-name="T8">]</text:span></text:p>
      <text:p text:style-name="P5"><text:span text:style-name="T9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0:37:46.210902336</meta:creation-date>
    <dc:date>2023-08-21T14:21:10.519194829</dc:date>
    <meta:editing-duration>PT3H15M43S</meta:editing-duration>
    <meta:editing-cycles>1</meta:editing-cycles>
    <meta:document-statistic meta:table-count="0" meta:image-count="0" meta:object-count="0" meta:page-count="1" meta:paragraph-count="29" meta:word-count="206" meta:character-count="1173" meta:non-whitespace-character-count="953"/>
    <meta:generator>LibreOffice/6.4.7.2$Linux_X86_64 LibreOffice_project/40$Build-2</meta:generator>
  </office:meta>
</office:document-meta>
</file>